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6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9.9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7f5f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1" table:default-cell-style-name="Default"/>
        <table:table-row table:style-name="ro1">
          <table:table-cell table:style-name="ce1" table:number-columns-spanned="3" table:number-rows-spanned="1"/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uthor 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 calcext:value-type="string">
            <text:p>Jul 21, 2022</text:p>
          </table:table-cell>
          <table:table-cell table:style-name="ce3" office:value-type="string" calcext:value-type="string">
            <text:p>Rutva</text:p>
          </table:table-cell>
          <table:table-cell office:value-type="string" calcext:value-type="string">
            <text:p>Initial PoC with reading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t_analysis" table:style-name="ta1"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table:style-name="Default"/>
          <table:table-cell table:style-name="ce21" office:value-type="string" calcext:value-type="string" table:number-columns-spanned="2" table:number-rows-spanned="1">
            <text:p>Analog read data</text:p>
          </table:table-cell>
          <table:covered-table-cell table:style-name="ce18"/>
          <table:table-cell table:style-name="ce18" office:value-type="string" calcext:value-type="string">
            <text:p>Digital read</text:p>
          </table:table-cell>
          <table:table-cell table:style-name="ce18" office:value-type="string" calcext:value-type="string">
            <text:p>Comment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 table:style-name="ce5" office:value-type="string" calcext:value-type="string">
            <text:p>VRx</text:p>
          </table:table-cell>
          <table:table-cell table:style-name="ce5" office:value-type="string" calcext:value-type="string">
            <text:p>Vry</text:p>
          </table:table-cell>
          <table:table-cell table:style-name="ce5" office:value-type="string" calcext:value-type="string">
            <text:p>Sw (default 1)</text:p>
          </table:table-cell>
          <table:table-cell table:style-name="ce18" office:value-type="string" calcext:value-type="string">
            <text:p>//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8" office:value-type="string" calcext:value-type="string">
            <text:p>At no action</text:p>
          </table:table-cell>
          <table:table-cell office:value-type="string" calcext:value-type="string">
            <text:p>517-518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enter case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8" office:value-type="string" calcext:value-type="string">
            <text:p>Moving Up</text:p>
          </table:table-cell>
          <table:table-cell office:value-type="string" calcext:value-type="string">
            <text:p>514-518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ry increases gradually: 515-730-1023, if moved slowly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8" office:value-type="string" calcext:value-type="string">
            <text:p>Moving Down</text:p>
          </table:table-cell>
          <table:table-cell office:value-type="string" calcext:value-type="string">
            <text:p>517-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ry decreases gradually: 515-340-0, if moved slowly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8" office:value-type="string" calcext:value-type="string">
            <text:p>Moving Lef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514-5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rx increases gradually: 515-730-1023, if moved slowly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8" office:value-type="string" calcext:value-type="string">
            <text:p>Moving Right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rx decreases gradually: 515-340-0, if moved slowly</text:p>
          </table:table-cell>
          <table:table-cell table:style-name="Default" table:number-columns-repeated="5"/>
          <table:table-cell table:number-columns-repeated="1014"/>
        </table:table-row>
        <table:table-row table:style-name="ro1" table:number-rows-repeated="1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8" table:number-columns-spanned="10" table:number-rows-spanned="1"/>
          <table:covered-table-cell table:number-columns-repeated="4"/>
          <table:covered-table-cell table:style-name="ce13"/>
          <table:covered-table-cell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NOTE:</text:p>
          </table:table-cell>
          <table:table-cell table:style-name="ce9" office:value-type="string" calcext:value-type="string" table:number-columns-spanned="9" table:number-rows-spanned="1">
            <text:p>if pull-up/high not set to switch, then random 0/1 read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 table:style-name="ce8" table:number-columns-spanned="10" table:number-rows-spanned="1"/>
          <table:covered-table-cell table:style-name="ce10"/>
          <table:covered-table-cell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ANALYSIS:</text:p>
          </table:table-cell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9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 table:style-name="ce8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6:35:38.61089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3:02:10.412604276</meta:creation-date>
    <meta:generator>LibreOffice/6.4.7.2$Linux_X86_64 LibreOffice_project/40$Build-2</meta:generator>
    <dc:date>2022-07-21T18:22:52.226816577</dc:date>
    <meta:editing-duration>PT2H25M46S</meta:editing-duration>
    <meta:editing-cycles>13</meta:editing-cycles>
    <meta:document-statistic meta:table-count="2" meta:cell-count="41" meta:object-count="0"/>
  </office:meta>
</office:document-meta>
</file>